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6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big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all_dmg_big</text:p>
          </table:table-cell>
          <table:table-cell table:style-name="ce2"/>
          <table:table-cell office:value-type="string" table:style-name="ce2">
            <text:p>nature_all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4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hp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fire_pene_small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5" table:style-name="ce2"/>
          <table:table-cell office:value-type="string" table:style-name="ce2">
            <text:p>dot_dmg_small</text:p>
          </table:table-cell>
          <table:table-cell table:number-columns-repeated="3" table:style-name="ce2"/>
          <table:table-cell office:value-type="string" table:style-name="ce2">
            <text:p>ruthless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small</text:p>
          </table:table-cell>
          <table:table-cell table:style-name="ce2"/>
          <table:table-cell office:value-type="string" table:style-name="ce2">
            <text:p>thunder_spell_to_attack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nature_pene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all_dmg_big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73"/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pene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3"/>
          <table:table-cell office:value-type="string" table:style-name="ce2">
            <text:p>fire_spell_to_attack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thunder_all_dmg_big</text:p>
          </table:table-cell>
          <table:table-cell table:number-columns-repeated="15858"/>
        </table:table-row>
        <table:table-row table:style-name="ro1">
          <table:table-cell table:number-columns-repeated="459"/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5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crit_hit_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7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11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office:value-type="string" table:style-name="ce2">
            <text:p>phys_to_wat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mana_regen_percent_big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energy_regen_percent_big</text:p>
          </table:table-cell>
          <table:table-cell table:style-name="ce2"/>
          <table:table-cell office:value-type="string" table:style-name="ce2">
            <text:p>energy_percent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water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9"/>
          <table:table-cell table:style-name="ce2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15846"/>
        </table:table-row>
        <table:table-row table:style-name="ro1">
          <table:table-cell table:number-columns-repeated="459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big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ossbow_ele_dmg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9"/>
          <table:table-cell table:number-columns-repeated="8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power_overwhelming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mana_regen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4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a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rlock_trait</text:p>
          </table:table-cell>
          <table:table-cell table:number-columns-repeated="3" table:style-name="ce2"/>
          <table:table-cell office:value-type="string" table:style-name="ce2">
            <text:p>do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fi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small</text:p>
          </table:table-cell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phys_to_natur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small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side_step_trait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big</text:p>
          </table:table-cell>
          <table:table-cell office:value-type="string" table:style-name="ce2">
            <text:p>O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fi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major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nature_pene_big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berserkers_impartiality_trait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nature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4" table:style-name="ce2"/>
          <table:table-cell office:value-type="string" table:style-name="ce2">
            <text:p>phys_to_thunder_big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o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eady_hand_trai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reckless_blows_tra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Kelvin Vuu</dc:creator>
    <dc:date>2021-06-08T21:09:15Z</dc:date>
    <meta:editing-cycles>30</meta:editing-cycles>
    <meta:editing-duration>PT10832S</meta:editing-duration>
  </office:meta>
</office:document-meta>
</file>